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3" svg:font-family="Perpetua" style:font-adornments="Bold" style:font-family-generic="roman" style:font-pitch="variable"/>
    <style:font-face style:name="Perpetua1" svg:font-family="Perpetua" style:font-adornments="Bold Italic" style:font-family-generic="roman" style:font-pitch="variable"/>
    <style:font-face style:name="Perpetua2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 style:master-page-name="First_20_Page">
      <style:paragraph-properties style:page-number="auto"/>
      <style:text-properties officeooo:rsid="002a259d" officeooo:paragraph-rsid="002a259d"/>
    </style:style>
    <style:style style:name="P3" style:family="paragraph" style:parent-style-name="Heading_20_1">
      <style:text-properties officeooo:rsid="002a259d" officeooo:paragraph-rsid="002a259d"/>
    </style:style>
    <style:style style:name="P4" style:family="paragraph" style:parent-style-name="Heading_20_1">
      <style:text-properties officeooo:rsid="002f7fac" officeooo:paragraph-rsid="002f7fac"/>
    </style:style>
    <style:style style:name="P5" style:family="paragraph" style:parent-style-name="Heading_20_1">
      <style:text-properties officeooo:rsid="002afc84" officeooo:paragraph-rsid="002afc84"/>
    </style:style>
    <style:style style:name="P6" style:family="paragraph" style:parent-style-name="Heading_20_1">
      <style:text-properties officeooo:rsid="002dfc2b" officeooo:paragraph-rsid="002dfc2b"/>
    </style:style>
    <style:style style:name="P7" style:family="paragraph" style:parent-style-name="Text_20_body" style:list-style-name="L1">
      <style:text-properties officeooo:rsid="002a259d" officeooo:paragraph-rsid="002a259d"/>
    </style:style>
    <style:style style:name="P8" style:family="paragraph" style:parent-style-name="Text_20_body" style:list-style-name="L2">
      <style:text-properties officeooo:rsid="002afc84" officeooo:paragraph-rsid="002afc84"/>
    </style:style>
    <style:style style:name="P9" style:family="paragraph" style:parent-style-name="Text_20_body" style:list-style-name="L4">
      <style:text-properties officeooo:rsid="002afc84" officeooo:paragraph-rsid="002c627e"/>
    </style:style>
    <style:style style:name="P10" style:family="paragraph" style:parent-style-name="Text_20_body" style:list-style-name="L3">
      <style:text-properties officeooo:rsid="002f7fac" officeooo:paragraph-rsid="002f7fac"/>
    </style:style>
    <style:style style:name="P11" style:family="paragraph" style:parent-style-name="Text_20_body" style:list-style-name="L5">
      <style:text-properties officeooo:rsid="002f7fac" officeooo:paragraph-rsid="002f7fac"/>
    </style:style>
    <style:style style:name="P12" style:family="paragraph" style:parent-style-name="Text_20_body" style:list-style-name="L4">
      <style:text-properties officeooo:rsid="002c627e" officeooo:paragraph-rsid="002c627e"/>
    </style:style>
    <style:style style:name="P13" style:family="paragraph" style:parent-style-name="Text_20_body" style:list-style-name="L4">
      <style:text-properties officeooo:rsid="002d042c" officeooo:paragraph-rsid="002d042c"/>
    </style:style>
    <style:style style:name="P14" style:family="paragraph" style:parent-style-name="Text_20_body" style:list-style-name="L5">
      <style:text-properties officeooo:rsid="002dfc2b" officeooo:paragraph-rsid="002dfc2b"/>
    </style:style>
    <style:style style:name="P15" style:family="paragraph" style:parent-style-name="Text_20_body" style:list-style-name="L6">
      <style:text-properties officeooo:rsid="002dfc2b" officeooo:paragraph-rsid="002dfc2b"/>
    </style:style>
    <style:style style:name="P16" style:family="paragraph" style:parent-style-name="Text_20_body" style:list-style-name="L4">
      <style:text-properties officeooo:rsid="0030d23e" officeooo:paragraph-rsid="0030d23e"/>
    </style:style>
    <style:style style:name="T1" style:family="text">
      <style:text-properties officeooo:rsid="002afc84"/>
    </style:style>
    <style:style style:name="T2" style:family="text">
      <style:text-properties officeooo:rsid="002f7f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f_fia data discrepancies</text:p>
      <text:h text:style-name="P3" text:outline-level="1">dbh_s (from TREE table vs. GRM table)</text:h>
      <text:list xml:id="list4217083246" text:style-name="L1">
        <text:list-item>
          <text:p text:style-name="P7">99.6% are the same</text:p>
        </text:list-item>
        <text:list-item>
          <text:p text:style-name="P7">22 trees w/ dbh_s in TREE don’t have dbh_s in GRM</text:p>
        </text:list-item>
        <text:list-item>
          <text:p text:style-name="P7">most <text:span text:style-name="T1">errors </text:span>are within 2” of each other (in both directions) but a few <text:span text:style-name="T1">are</text:span> as high as 1<text:span text:style-name="T1">1</text:span>”</text:p>
        </text:list-item>
      </text:list>
      <text:h text:style-name="P3" text:outline-level="1">dbh_<text:span text:style-name="T1">mid</text:span> (<text:span text:style-name="T2">calc </text:span>fromTREE vs. <text:span text:style-name="T2">reported in</text:span> GRM)</text:h>
      <text:list xml:id="list2946039003" text:style-name="L2">
        <text:list-item>
          <text:p text:style-name="P8">81% are the same</text:p>
        </text:list-item>
        <text:list-item>
          <text:p text:style-name="P8">among trees that lived, all have both measures, though GRM has measures for trees that died too</text:p>
        </text:list-item>
        <text:list-item>
          <text:p text:style-name="P8">vast majority of error are &lt; 0.5” (in both directions) but a few are as high as 9”</text:p>
        </text:list-item>
      </text:list>
      <text:h text:style-name="P4" text:outline-level="1">dbh_e (from TREE vs, GRM)</text:h>
      <text:list xml:id="list494053961" text:style-name="L3">
        <text:list-item>
          <text:p text:style-name="P10">Exactly the same</text:p>
        </text:list-item>
      </text:list>
      <text:h text:style-name="P5" text:outline-level="1">dbh_rate (calc. from TREE values vs. reported in GRM)</text:h>
      <text:list xml:id="list547002072" text:style-name="L4">
        <text:list-item>
          <text:p text:style-name="P16">RATES REPORTED IN GRM ARE ESTIMATES FROM AN INDEPENDENT GROWTH MODEL/</text:p>
        </text:list-item>
        <text:list-item>
          <text:p text:style-name="P12">0.16% are the same</text:p>
        </text:list-item>
        <text:list-item>
          <text:p text:style-name="P9">among trees that lived, all have both measures, though GRM has measures for trees that died too</text:p>
        </text:list-item>
        <text:list-item>
          <text:p text:style-name="P12">most errors are from calc is less 0.1” to calc is more 0.2”, but some are as high as 4.0 (this is a big range for an attribute that averages 0.07)</text:p>
        </text:list-item>
        <text:list-item>
          <text:p text:style-name="P12">mean of calculated rates is 0.09 in/year, while mean for GRM rates is 0.07 in/yr.</text:p>
        </text:list-item>
        <text:list-item>
          <text:p text:style-name="P13">Calculating rate from starting and midpoint values in GRM and my interval gives values that are much closer to the rates calculated from TREE than the reported rates from GRM.</text:p>
        </text:list-item>
      </text:list>
      <text:h text:style-name="P6" text:outline-level="1">ht_s, ht_mid, ht_end (from TREE vs. GRM)</text:h>
      <text:list xml:id="list1655640498" text:style-name="L5">
        <text:list-item>
          <text:p text:style-name="P14">ht_s and ht_e are exactly the same</text:p>
        </text:list-item>
        <text:list-item>
          <text:p text:style-name="P14">only 48% of ht_mid is same (they probably have a more sophisticated way to estimate, not just even growth)</text:p>
        </text:list-item>
        <text:list-item>
          <text:p text:style-name="P11">vast majority of ht_mid errors are GRM &gt; calc by 0.5 ft (slightly different formula, or rounding error); a few are as high as 54 ft (both directions).</text:p>
        </text:list-item>
      </text:list>
      <text:h text:style-name="P6" text:outline-level="1"><text:soft-page-break/>ht_rate (calc from TREE vs. reported in GRM)</text:h>
      <text:list xml:id="list11098250" text:style-name="L6">
        <text:list-item>
          <text:p text:style-name="P15">Rates are totally absent from GRM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3" svg:font-family="Perpetua" style:font-adornments="Bold" style:font-family-generic="roman" style:font-pitch="variable"/>
    <style:font-face style:name="Perpetua1" svg:font-family="Perpetua" style:font-adornments="Bold Italic" style:font-family-generic="roman" style:font-pitch="variable"/>
    <style:font-face style:name="Perpetua2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erpetua" fo:font-family="Perpetua" style:font-style-name="Regular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style:writing-mode="page"/>
      <style:text-properties style:font-name="Perpetua" fo:font-family="Perpetu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2" fo:font-family="Perpetua" style:font-style-name="Italic" style:font-family-generic="roman" style:font-pitch="variable"/>
    </style:style>
    <style:style style:name="FigureCaption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2" fo:font-family="Perpetua" style:font-style-name="Italic" style:font-family-generic="roman" style:font-pitch="variabl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.0799in" loext:contextual-spacing="false" style:writing-mode="page"/>
      <style:text-properties style:font-name="Perpetua3" fo:font-family="Perpetua" style:font-style-name="Bold" style:font-family-generic="roman" style:font-pitch="variable" fo:font-size="115%" fo:font-style="italic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Perpetua1" fo:font-family="Perpetua" style:font-style-name="Bold Italic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Perpetua3" fo:font-family="Perpetua" style:font-style-name="Bold" style:font-family-generic="roman" style:font-pitch="variable"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reak-after="page" style:writing-mode="page"/>
      <style:text-properties fo:color="#ffffff" fo:font-size="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in" fo:margin-bottom="0in" loext:contextual-spacing="false" style:page-number="auto" style:writing-mode="page"/>
      <style:text-properties fo:color="#ffffff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 style:writing-mode="page"/>
      <style:text-properties style:font-name="Perpetua3" fo:font-family="Perpetua" style:font-style-name="Bold" style:font-family-generic="roman" style:font-pitch="variable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 style:master-page-name="">
      <style:paragraph-properties fo:text-align="center" style:justify-single-word="false" style:page-number="auto" fo:break-before="auto" fo:break-after="auto" style:writing-mode="page"/>
      <style:text-properties style:font-name="Perpetua2" fo:font-family="Perpetua" style:font-style-name="Italic" style:font-family-generic="roman" style:font-pitch="variable" fo:font-size="13pt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style:font-name="Perpetua2" fo:font-family="Perpetua" style:font-style-name="Italic" style:font-family-generic="roman" style:font-pitch="variable" fo:font-size="13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Title" style:family="paragraph" style:parent-style-name="Heading" style:next-style-name="Text_20_body" style:class="chapter" style:master-page-name="">
      <style:paragraph-properties fo:margin-top="0in" fo:margin-bottom="0.0201in" loext:contextual-spacing="false" fo:text-align="center" style:justify-single-word="false" style:page-number="auto" style:writing-mode="page"/>
      <style:text-properties style:font-name="Perpetua3" fo:font-family="Perpetua" style:font-style-name="Bold" style:font-family-generic="roman" style:font-pitch="variable" fo:font-size="22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 style:writing-mode="page"/>
      <style:text-properties fo:font-size="14pt" fo:font-style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text:s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BF article</dc:title>
    <meta:editing-duration>PT23M58S</meta:editing-duration>
    <meta:editing-cycles>5</meta:editing-cycles>
    <meta:generator>LibreOffice/6.4.4.2$Windows_X86_64 LibreOffice_project/3d775be2011f3886db32dfd395a6a6d1ca2630ff</meta:generator>
    <meta:creation-date>2019-12-08T14:57:00.606000000</meta:creation-date>
    <dc:date>2020-11-20T09:58:36.487000000</dc:date>
    <meta:document-statistic meta:table-count="0" meta:image-count="0" meta:object-count="0" meta:page-count="2" meta:paragraph-count="25" meta:word-count="308" meta:character-count="1558" meta:non-whitespace-character-count="1291"/>
    <meta:template xlink:type="simple" xlink:actuate="onRequest" xlink:title="PBF article" xlink:href="../../../AppData/Roaming/LibreOffice/4/user/template/PBF%20article.ott" meta:date="2019-12-08T14:56:57.222000000"/>
  </office:meta>
</office:document-meta>
</file>